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Med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Walla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database for storing human microbiome (and other types) of data</text:p>
              </text:list-item>
              <text:list-item>
                <text:p>It provides a standardized format that can capture longitudinal information for time series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is it mad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database is written in SQL</text:p>
              </text:list-item>
              <text:list-item>
                <text:p>The server is written in Python using the CherryPy framework</text:p>
              </text:list-item>
              <text:list-item>
                <text:p>Passwords are encrypted with SHA-256</text:p>
              </text:list-item>
              <text:list-item>
                <text:p>Connections to the server are secured with HTT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can it do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reate new users, login with existing users</text:p>
              </text:list-item>
              <text:list-item>
                <text:p>Upload metadata to a database</text:p>
              </text:list-item>
              <text:list-item>
                <text:p>Run queries on the the data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Owari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13M31S</meta:editing-duration>
    <meta:editing-cycles>4</meta:editing-cycles>
    <meta:generator>LibreOffice/5.4.6.2$Linux_X86_64 LibreOffice_project/40$Build-2</meta:generator>
    <dc:date>2018-04-16T07:21:50.411670022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